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0000" fo:font-style="italic" style:font-style-asian="italic" style:font-style-complex="italic"/>
    </style:style>
    <style:style style:name="P2" style:family="paragraph" style:parent-style-name="Standard">
      <style:text-properties fo:color="#ff0000" style:font-name="ARial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ff0000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ff0000" style:font-name="ARial" fo:font-style="italic" style:font-style-asian="italic" style:font-style-complex="italic"/>
    </style:style>
    <style:style style:name="T6" style:family="text">
      <style:text-properties fo:color="#ff0000" style:font-name="ARial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weight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size-asian="15pt"/>
    </style:style>
    <style:style style:name="T13" style:family="text">
      <style:text-properties style:font-weight-asian="bold"/>
    </style:style>
    <style:style style:name="T14" style:family="text">
      <style:text-properties style:font-size-complex="15pt"/>
    </style:style>
    <style:style style:name="T15" style:family="text">
      <style:text-properties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8">Post-Job Interview Thank-You Letter</text:span></text:p>
      <text:p text:style-name="P4"><text:s/></text:p>
      <text:p text:style-name="P4"/>
      <text:p text:style-name="P4"/>
      <text:p text:style-name="P2">Employer_name , Director</text:p>
      <text:p text:style-name="P2">Employer_ address</text:p>
      <text:p text:style-name="P5"/>
      <text:p text:style-name="P5">Dear Mr. <text:span text:style-name="T3">Employer_name </text:span></text:p>
      <text:p text:style-name="P5"/>
      <text:p text:style-name="P5">Thank you again for the opportunity to interview for the marketing</text:p>
      <text:p text:style-name="P5">position. I appreciated your hospitality and enjoyed meeting you and</text:p>
      <text:p text:style-name="P5">members of your staff.</text:p>
      <text:p text:style-name="P5"/>
      <text:p text:style-name="P5">The interview convinced me of how compatible my background, interests,</text:p>
      <text:p text:style-name="P5">and skills are with the goals of <text:span text:style-name="T2">Service International</text:span>. My prior software</text:p>
      <text:p text:style-name="P5">experience with the Department of Commerce has prepared me to take a</text:p>
      <text:p text:style-name="P5">major role in developing <text:span text:style-name="T2">both domestic and international marketing</text:span></text:p>
      <text:p text:style-name="P5"><text:span text:style-name="T2">strategies</text:span>. I am confident my work for you will result in considerably</text:p>
      <text:p text:style-name="P5">expanding <text:span text:style-name="T2">the Pacific markets within the next two years</text:span>.</text:p>
      <text:p text:style-name="P5"/>
      <text:p text:style-name="P5">For more information on the new product promotion program I men-</text:p>
      <text:p text:style-name="P5">tioned, call David Garrett at the Department of Commerce. His number is</text:p>
      <text:p text:style-name="P5">202-726-0132. I tallied to Dave this morning and mentioned your interest</text:p>
      <text:p text:style-name="P5">in this program.</text:p>
      <text:p text:style-name="P5">I look forward to hearing from you on <text:span text:style-name="T2">April 25th</text:span>.</text:p>
      <text:p text:style-name="P5"/>
      <text:p text:style-name="P5"/>
      <text:p text:style-name="P5"/>
      <text:p text:style-name="P5">Sincerely,</text:p>
      <text:p text:style-name="P5">Hassen Doghmen<text:tab/></text:p>
      <text:p text:style-name="Standard"><text:a xlink:type="simple" xlink:href="mailto:hassen.doghmen@gmail.com"><text:span text:style-name="T16">hassen.doghmen@gmail.com</text:span></text:a></text:p>
      <text:p text:style-name="Standard"><text:span text:style-name="T16"/></text:p>
      <text:p text:style-name="Standard"><text:span text:style-name="T11">============================================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><text:s text:c="15"/></text:span></text:p>
      <text:p text:style-name="P3"><text:s text:c="17"/><text:span text:style-name="T8"><text:s/>Job Offer Acceptance Letter</text:span></text:p>
      <text:p text:style-name="P1"/>
      <text:p text:style-name="Standard"><text:span text:style-name="T3"><text:tab/><text:tab/><text:tab/><text:tab/><text:tab/></text:span><text:span text:style-name="T6"><text:tab/><text:tab/>Employer_ address</text:span><text:span text:style-name="T17"> <text:s text:c="12"/></text:span></text:p>
      <text:p text:style-name="P5"/>
      <text:p text:style-name="P5"/>
      <text:p text:style-name="P5"><text:s text:c="25"/></text:p>
      <text:p text:style-name="P2">Employer_name , Director</text:p>
      <text:p text:style-name="P2">Employer_ address</text:p>
      <text:p text:style-name="P5"/>
      <text:p text:style-name="P5">Dear Ms.<text:span text:style-name="T3">Employer_name </text:span></text:p>
      <text:p text:style-name="P5"><text:span text:style-name="T3"/></text:p>
      <text:p text:style-name="P5"><text:s text:c="4"/>I am pleased to accept your offer and am looking forward to joining</text:p>
      <text:p text:style-name="P5">you and your staff <text:span text:style-name="T2">next month</text:span>.</text:p>
      <text:p text:style-name="P5"><text:s text:c="4"/>The customer relations position is ideally suited to my background and</text:p>
      <text:p text:style-name="P5">interests. I assure you I will give you my best effort in making this an</text:p>
      <text:p text:style-name="P5">effective position within your company.</text:p>
      <text:p text:style-name="P5"><text:s text:c="4"/>I understand I will begin work on <text:span text:style-name="T2">July 1</text:span>. If, in the meantime, I need to</text:p>
      <text:p text:style-name="P5">complete any paperwork or take care of other matters, please contact me.</text:p>
      <text:p text:style-name="P5"><text:s text:c="5"/>I enjoyed meeting with you and your staff and appreciated the profes-</text:p>
      <text:p text:style-name="P5">sional manner in which the hiring was conducted.</text:p>
      <text:p text:style-name="P5"/>
      <text:p text:style-name="P5"/>
      <text:p text:style-name="P5"><text:soft-page-break/><text:s text:c="44"/>Sincerely,</text:p>
      <text:p text:style-name="P5"/>
      <text:p text:style-name="P5"><text:s text:c="44"/>Hassen Doghmen</text:p>
      <text:p text:style-name="P6"><text:span text:style-name="T16"><text:s text:c="44"/></text:span><text:a xlink:type="simple" xlink:href="mailto:hassen.doghmen@gmail.com"><text:span text:style-name="T16">hassen.doghmen@gmail.com</text:span></text:a></text:p>
      <text:p text:style-name="P3"><text:s text:c="9"/></text:p>
      <text:p text:style-name="P3"><text:span text:style-name="T11"/></text:p>
      <text:p text:style-name="P3"><text:span text:style-name="T11"/></text:p>
      <text:p text:style-name="P3"><text:span text:style-name="T11">Job Rejection Follow-Up Letter</text:span></text:p>
      <text:p text:style-name="P5"/>
      <text:p text:style-name="P5"><text:tab/><text:tab/><text:tab/><text:span text:style-name="T1"> <text:s text:c="8"/></text:span><text:span text:style-name="T3">Employer_address <text:tab/><text:tab/></text:span></text:p>
      <text:p text:style-name="P2"><text:s text:c="44"/></text:p>
      <text:p text:style-name="P2"/>
      <text:p text:style-name="P2">Employer_name , Director</text:p>
      <text:p text:style-name="P2">Employer_ address</text:p>
      <text:p text:style-name="P5"/>
      <text:p text:style-name="P5"/>
      <text:p text:style-name="P5">Dear Mr. <text:span text:style-name="T1">Employer_name</text:span></text:p>
      <text:p text:style-name="P5"><text:span text:style-name="T1"/></text:p>
      <text:p text:style-name="P5"><text:s text:c="5"/>I appreciated your consideration for the <text:span text:style-name="T2">Work_position </text:span>position.</text:p>
      <text:p text:style-name="P5">While I am disappointed in not being selected, I learned a great deal about</text:p>
      <text:p text:style-name="P5">your company and enjoyed meeting with you and your staff. I felt particu-</text:p>
      <text:p text:style-name="P5">larly good about the professional manner in which you conducted the</text:p>
      <text:p text:style-name="P5">interview.</text:p>
      <text:p text:style-name="P5"/>
      <text:p text:style-name="P5"><text:s text:c="5"/>Please keep me in mind for future consideration. I have a strong</text:p>
      <text:p text:style-name="P5">interest in your company and believe we would work well together. I will</text:p>
      <text:p text:style-name="P5">be closely following the progress of your organization over the coming</text:p>
      <text:p text:style-name="P5">months. Perhaps we will be in touch with each other at some later date.</text:p>
      <text:p text:style-name="P5"><text:s text:c="5"/></text:p>
      <text:p text:style-name="P5"><text:s text:c="5"/>Best wishes.</text:p>
      <text:p text:style-name="P5"><text:s text:c="44"/>Sincerely,</text:p>
      <text:p text:style-name="P5"/>
      <text:p text:style-name="P5"/>
      <text:p text:style-name="P5"><text:s text:c="44"/>Hassen Doghmen</text:p>
      <text:p text:style-name="Standard"><text:span text:style-name="T17"><text:tab/><text:tab/><text:tab/> </text:span><text:a xlink:type="simple" xlink:href="mailto:hassen.doghmen@gmail.com"><text:span text:style-name="T17">hassen.doghmen@gmail.com</text:span></text:a></text:p>
      <text:p text:style-name="P5"/>
      <text:p text:style-name="Standard"/>
      <text:p text:style-name="P4">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1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ssen DOGHMEN</meta:initial-creator>
    <meta:creation-date>2011-04-17T14:24:24</meta:creation-date>
    <dc:date>2011-04-17T16:26:13</dc:date>
    <dc:creator>hassen DOGHMEN</dc:creator>
    <meta:editing-duration>PT02H01M50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2" meta:paragraph-count="64" meta:word-count="385" meta:character-count="2970"/>
  </office:meta>
</office:document-meta>
</file>